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E86A82C726.jpg"/>
  <manifest:file-entry manifest:media-type="image/jpeg" manifest:full-path="Pictures/100000000000046300000305A0F9D92D.jpg"/>
  <manifest:file-entry manifest:media-type="image/jpeg" manifest:full-path="Pictures/1000000000000463000000C003E6792B.jp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6.08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36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622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622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6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54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38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32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033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408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8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05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86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Default-notes">
      <style:graphic-properties draw:stroke="none" draw:fill="none" draw:fill-color="#ffffff" draw:auto-grow-height="true" fo:min-height="11.622cm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05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.097cm" fo:line-height="100%" text:enable-numbering="false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text:enable-numbering="false" fo:text-indent="0cm"/>
    </style:style>
    <style:style style:name="P7" style:family="paragraph">
      <style:paragraph-properties fo:margin-left="0.78cm" fo:margin-right="0cm" fo:margin-top="0cm" fo:margin-bottom="0.145cm" fo:line-height="93%" text:enable-numbering="true" fo:text-indent="-0.78cm"/>
    </style:style>
    <style:style style:name="P8" style:family="paragraph">
      <style:paragraph-properties fo:margin-left="2.121cm" fo:margin-right="0cm" fo:margin-top="0cm" fo:margin-bottom="0.132cm" fo:line-height="93%" text:enable-numbering="true" fo:text-indent="-0.807cm"/>
    </style:style>
    <style:style style:name="P9" style:family="paragraph">
      <style:paragraph-properties fo:margin-left="3.285cm" fo:margin-right="0cm" fo:margin-top="0cm" fo:margin-bottom="0.119cm" fo:line-height="93%" text:enable-numbering="true" fo:text-indent="-0.635cm"/>
    </style:style>
    <style:style style:name="P10" style:family="paragraph">
      <style:paragraph-properties fo:margin-left="0.78cm" fo:margin-right="0cm" fo:text-indent="-0.78cm" style:writing-mode="lr-tb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.78cm" fo:margin-right="0cm" fo:margin-top="0cm" fo:margin-bottom="0.145cm" text:enable-numbering="true" fo:text-indent="-0.78cm"/>
    </style:style>
    <style:style style:name="P13" style:family="paragraph">
      <style:paragraph-properties fo:margin-left="2.121cm" fo:margin-right="0cm" fo:margin-top="0cm" fo:margin-bottom="0.132cm" text:enable-numbering="true" fo:text-indent="-0.807cm"/>
    </style:style>
    <style:style style:name="P14" style:family="paragraph">
      <style:paragraph-properties fo:margin-left="0.78cm" fo:margin-right="0cm" fo:margin-top="0cm" fo:margin-bottom="0.145cm" fo:line-height="77%" text:enable-numbering="true" fo:text-indent="-0.78cm"/>
    </style:style>
    <style:style style:name="P15" style:family="paragraph">
      <style:paragraph-properties fo:margin-left="2.121cm" fo:margin-right="0cm" fo:margin-top="0cm" fo:margin-bottom="0.132cm" fo:line-height="77%" text:enable-numbering="true" fo:text-indent="-0.807cm"/>
    </style:style>
    <style:style style:name="P16" style:family="paragraph">
      <style:paragraph-properties fo:margin-left="0.78cm" fo:margin-right="0cm" fo:margin-top="0cm" fo:margin-bottom="0.145cm" text:enable-numbering="false" fo:text-indent="-0.78cm"/>
    </style:style>
    <style:style style:name="P17" style:family="paragraph">
      <style:paragraph-properties fo:margin-left="3.285cm" fo:margin-right="0cm" fo:margin-top="0cm" fo:margin-bottom="0.119cm" text:enable-numbering="true" fo:text-indent="-0.635cm"/>
    </style:style>
    <style:style style:name="P18" style:family="paragraph">
      <style:paragraph-properties fo:margin-left="2.121cm" fo:margin-right="0cm" fo:margin-top="0cm" fo:margin-bottom="0.132cm" text:enable-numbering="false" fo:text-indent="-0.807cm"/>
    </style:style>
    <style:style style:name="T1" style:family="text">
      <style:text-properties fo:color="#007073" fo:font-size="32pt" fo:language="en" fo:country="GB" style:font-size-asian="32pt" style:font-size-complex="32pt"/>
    </style:style>
    <style:style style:name="T2" style:family="text">
      <style:text-properties fo:color="#007073" fo:font-size="24pt" fo:language="en" fo:country="GB" style:font-size-asian="24pt" style:font-size-complex="24pt"/>
    </style:style>
    <style:style style:name="T3" style:family="text">
      <style:text-properties fo:color="#007073" fo:font-size="24pt" fo:language="en" fo:country="US" style:font-family-asian="Arial" style:font-pitch-asian="variable" style:font-size-asian="24pt" style:font-family-complex="Arial" style:font-pitch-complex="variable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70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text-properties fo:font-family="Wingdings" style:font-pitch="variable" style:font-charset="x-symbol" fo:color="#007073" fo:font-size="80%"/>
      </text:list-level-style-bullet>
      <text:list-level-style-bullet text:level="2" text:bullet-char="">
        <style:list-level-properties text:space-before="1.309cm"/>
        <style:text-properties fo:font-family="Wingdings" style:font-pitch="variable" style:font-charset="x-symbol" fo:color="#000000" fo:font-size="80%"/>
      </text:list-level-style-bullet>
      <text:list-level-style-bullet text:level="3" text:bullet-char="">
        <style:list-level-properties text:space-before="2.6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">
        <style:list-level-properties text:min-label-width="0.78cm"/>
        <style:text-properties fo:font-family="Wingdings" style:font-pitch="variable" style:font-charset="x-symbol" fo:color="#007073" fo:font-size="80%"/>
      </text:list-level-style-bullet>
      <text:list-level-style-bullet text:level="2" text:bullet-char="">
        <style:list-level-properties text:space-before="1.314cm" text:min-label-width="0.807cm"/>
        <style:text-properties fo:font-family="Wingdings" style:font-pitch="variable" style:font-charset="x-symbol" fo:color="#000000" fo:font-size="80%"/>
      </text:list-level-style-bullet>
      <text:list-level-style-bullet text:level="3" text:bullet-char="">
        <style:list-level-properties text:space-before="2.65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www.ssh.com                                         </presentation:footer-decl>
      <presentation:date-time-decl presentation:name="dtd1" presentation:source="current-date" style:data-style-name="D3"/>
      <draw:page draw:name="New &amp; Improved: How a More Modern IT Security Model Can Better Protect Enterprise Data on Linux Systems Ivan Wallis SSH Communications Security, Inc.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5.823cm" svg:height="6.347cm" svg:x="0.85cm" svg:y="8.677cm" presentation:class="title" presentation:user-transformed="true">
          <draw:text-box>
            <text:p text:style-name="P1"><text:span text:style-name="T1">New &amp; Improved: How a More Modern IT Security Model Can Better Protect Enterprise Data on Linux Systems</text:span><text:span text:style-name="T1"><text:line-break/></text:span><text:span text:style-name="T2">Ivan Wallis</text:span><text:span text:style-name="T2"><text:line-break/></text:span><text:span text:style-name="T3">SSH Communications Security, Inc.</text:span></text:p>
          </draw:text-box>
        </draw:frame>
        <draw:frame presentation:style-name="pr2" draw:text-style-name="P2" draw:layer="layout" svg:width="25.823cm" svg:height="1.623cm" svg:x="0.85cm" svg:y="16.087cm" presentation:class="subtitle" presentation:user-transformed="true">
          <draw:text-box>
            <text:p text:style-name="P3">SSH Communications Security, Inc.</text:p>
            <text:p text:style-name="P3">www.ssh.com</text:p>
          </draw:text-box>
        </draw:frame>
        <presentation:notes draw:style-name="dp2">
          <draw:custom-shape draw:style-name="gr1" draw:text-style-name="P4" draw:layer="layout" svg:width="13.988cm" svg:height="9.684cm" svg:x="2.531cm" svg:y="1.936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Perimeter Security" draw:style-name="dp3" draw:master-page-name="Default" presentation:presentation-page-layout-name="AL2T1">
        <draw:frame presentation:style-name="pr4" draw:text-style-name="P2" draw:layer="layout" svg:width="13.931cm" svg:height="2.973cm" svg:x="1.692cm" svg:y="1.693cm" presentation:class="title" presentation:user-transformed="true">
          <draw:text-box>
            <text:p text:style-name="P6">Perimeter Security</text:p>
          </draw:text-box>
        </draw:frame>
        <draw:frame presentation:style-name="pr5" draw:text-style-name="P10" draw:layer="layout" svg:width="24.977cm" svg:height="11.854cm" svg:x="1.692cm" svg:y="5.079cm" presentation:class="outline" presentation:user-transformed="true">
          <draw:text-box>
            <text:list text:style-name="L3">
              <text:list-item>
                <text:p text:style-name="P7">Firewalls at all entry points</text:p>
              </text:list-item>
            </text:list>
            <text:list text:style-name="L3">
              <text:list-item>
                <text:list>
                  <text:list-item>
                    <text:p text:style-name="P8">Extensions (VPN) or holes needed fo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remote access, remote offices, VoIP, WLAN, mobile acces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pplication integration (suppliers, distributors, financial servic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outsourced services (often extending access e.g. to Indi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Anti-virus and spam filtering at all entry points (firewalls, e-mail servers)</text:p>
              </text:list-item>
            </text:list>
            <text:list text:style-name="L3">
              <text:list-item>
                <text:list>
                  <text:list-item>
                    <text:p text:style-name="P8">Stops known viruses, but ability to catch new unknown viruses limited, and new viruses can be tested against existing anti-virus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oundary between trojans, viruses, and hacking disappearing</text:p>
                  </text:list-item>
                </text:list>
              </text:list-item>
            </text:list>
            <text:list text:style-name="L3">
              <text:list-item>
                <text:p text:style-name="P7">Physical controls prevent access to premises, server rooms, network cables</text:p>
              </text:list-item>
            </text:list>
          </draw:text-box>
        </draw:frame>
        <presentation:notes draw:style-name="dp4">
          <draw:custom-shape draw:style-name="gr1" draw:text-style-name="P4" draw:layer="layout" svg:width="13.987cm" svg:height="9.688cm" svg:x="2.527cm" svg:y="1.936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Why Perimeter Security Is Not Enough" draw:style-name="dp3" draw:master-page-name="Default" presentation:presentation-page-layout-name="AL2T1">
        <draw:frame presentation:style-name="pr7" draw:text-style-name="P2" draw:layer="layout" svg:width="16.722cm" svg:height="2.969cm" svg:x="1.693cm" svg:y="1.693cm" presentation:class="title" presentation:user-transformed="true">
          <draw:text-box>
            <text:p text:style-name="P11">Why Perimeter Security Is Not Enough</text:p>
          </draw:text-box>
        </draw:frame>
        <draw:frame presentation:style-name="pr8" draw:text-style-name="P10" draw:layer="layout" svg:width="24.973cm" svg:height="11.854cm" svg:x="1.692cm" svg:y="5.079cm" presentation:class="outline" presentation:user-transformed="true">
          <draw:text-box>
            <text:list text:style-name="L3">
              <text:list-item>
                <text:p text:style-name="P12">Most attacks are internal (employees, or attack software that has already somehow gotten inside)</text:p>
              </text:list-item>
            </text:list>
            <text:list text:style-name="L3">
              <text:list-item>
                <text:p text:style-name="P12">More difficult to define boundaries of network: VPN, WLAN, mobile devices</text:p>
              </text:list-item>
            </text:list>
            <text:list text:style-name="L3">
              <text:list-item>
                <text:p text:style-name="P12">Viruses can be tested in advance to not be detected by anti-virus software or intrusion detection systems, and more holes are available for them to slip into the organization</text:p>
              </text:list-item>
            </text:list>
            <text:list text:style-name="L3">
              <text:list-item>
                <text:p text:style-name="P12">A new virus can attack all Internet hosts and those internal networks it manages to penetrate in seconds to minutes* - faster than any human-mediated response</text:p>
              </text:list-item>
            </text:list>
            <text:list text:style-name="L3">
              <text:list-item>
                <text:p text:style-name="P12">Professionally engineered viruses would use multiple attack vectors and would recognize and exploit vulnerabilities in market-leading enterprise software packages</text:p>
              </text:list-item>
            </text:list>
          </draw:text-box>
        </draw:frame>
        <draw:custom-shape draw:style-name="gr2" draw:text-style-name="P4" draw:layer="layout" svg:width="16.436cm" svg:height="0.734cm" svg:x="6.742cm" svg:y="17.145cm">
          <text:p text:style-name="P11"><text:span text:style-name="T4">* Staniford et al: How to 0wn the Internet in Your Spare Time, USENIX Security Symp. 2002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992cm" svg:height="9.688cm" svg:x="2.522cm" svg:y="1.936cm" draw:page-number="3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Perimeter Is Weakening with Each New Hole and Protocol" draw:style-name="dp3" draw:master-page-name="Default" presentation:presentation-page-layout-name="AL2T1">
        <draw:frame presentation:style-name="pr7" draw:text-style-name="P2" draw:layer="layout" svg:width="13.926cm" svg:height="2.969cm" svg:x="1.693cm" svg:y="1.693cm" presentation:class="title" presentation:user-transformed="true">
          <draw:text-box>
            <text:p text:style-name="P11">Perimeter Is Weakening with Each New Hole and Protocol</text:p>
          </draw:text-box>
        </draw:frame>
        <draw:frame presentation:style-name="pr9" draw:text-style-name="P10" draw:layer="layout" svg:width="24.973cm" svg:height="13.027cm" svg:x="1.692cm" svg:y="5.08cm" presentation:class="outline" presentation:user-transformed="true">
          <draw:text-box>
            <text:list text:style-name="L3">
              <text:list-item>
                <text:p text:style-name="P12">Most large enterprises are integrating their systems with those of suppliers, distribution channels, and even end customers</text:p>
              </text:list-item>
            </text:list>
            <text:list text:style-name="L3">
              <text:list-item>
                <text:p text:style-name="P12">Financial and payment systems are being integrated with banks, credit card companies, and other service providers</text:p>
              </text:list-item>
            </text:list>
            <text:list text:style-name="L3">
              <text:list-item>
                <text:p text:style-name="P12">Outsourcing causes loss of in-house understanding and opens major new links to the outside, often as far as India</text:p>
              </text:list-item>
            </text:list>
            <text:list text:style-name="L3">
              <text:list-item>
                <text:p text:style-name="P12">The integration goes to the heart of corporate IT infrastructure: key accounting, control, production, logistics and database systems</text:p>
              </text:list-item>
            </text:list>
            <text:list text:style-name="L3">
              <text:list-item>
                <text:list>
                  <text:list-item>
                    <text:p text:style-name="P13">If a vulnerability spreads through application-to-application connections, entire industries or economies could be compromised</text:p>
                  </text:list-item>
                </text:list>
              </text:list-item>
            </text:list>
            <text:list text:style-name="L3">
              <text:list-item>
                <text:p text:style-name="P12">Transition to VoIP opens yet another potential hole</text:p>
              </text:list-item>
            </text:list>
            <text:list text:style-name="L3">
              <text:list-item>
                <text:p text:style-name="P12">Most TCP/IP connections are inherently unsecured</text:p>
              </text:list-item>
            </text:list>
            <text:list text:style-name="L3">
              <text:list-item>
                <text:p text:style-name="P12">Internet television (YouTube, web conferences, etc) may offer yet another hole that allows outside data to directly reach rather complex pieces of software (codecs and viewing software)</text:p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4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Regulators Are Catching Up" draw:style-name="dp3" draw:master-page-name="Default" presentation:presentation-page-layout-name="AL2T1">
        <draw:frame presentation:style-name="pr7" draw:text-style-name="P2" draw:layer="layout" svg:width="13.926cm" svg:height="2.969cm" svg:x="1.693cm" svg:y="1.693cm" presentation:class="title" presentation:user-transformed="true">
          <draw:text-box>
            <text:p text:style-name="P11">Regulators Are Catching Up</text:p>
          </draw:text-box>
        </draw:frame>
        <draw:frame presentation:style-name="pr10" draw:text-style-name="P10" draw:layer="layout" svg:width="24.973cm" svg:height="12.569cm" svg:x="1.692cm" svg:y="5.08cm" presentation:class="outline" presentation:user-transformed="true">
          <draw:text-box>
            <text:list text:style-name="L3">
              <text:list-item>
                <text:p text:style-name="P14">SOX, HIPAA, FIPS, Gramm-Leech-Bliley Act, PCI, CA SB1386</text:p>
              </text:list-item>
            </text:list>
            <text:list text:style-name="L3">
              <text:list-item>
                <text:list>
                  <text:list-item>
                    <text:p text:style-name="P15">Tightening up security to protect financial market integrity, privacy, national security, consumer trust in credit cards, et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Initially many large companies got waivers, and have postponed solving the issues to the last minute – now they are actually being forced to do some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Severe fines and penalties may apply</text:p>
                  </text:list-item>
                </text:list>
              </text:list-item>
            </text:list>
            <text:list text:style-name="L3">
              <text:list-item>
                <text:p text:style-name="P14">While risk to individual companies may seem manageable, the worst case IT security incident could cause MAJOR damage to the society, causing years of severe recession, confusion and unrest</text:p>
              </text:list-item>
            </text:list>
            <text:list text:style-name="L3">
              <text:list-item>
                <text:p text:style-name="P14">Regulations aim to protect key functions of the society</text:p>
              </text:list-item>
            </text:list>
            <text:list text:style-name="L3">
              <text:list-item>
                <text:p text:style-name="P14">FIPS Validation – Mandating for all Federal Government applications (Telnet, TN3270 and FTP) must be encrypted and meet FISMA guidelines</text:p>
              </text:list-item>
            </text:list>
            <text:list text:style-name="L3">
              <text:list-item>
                <text:list>
                  <text:list-item>
                    <text:p text:style-name="P15">FISMA mandate – no open source software that does not meet COTS (Commercial Off The Shelf) and GOTS (Government Off The Shelf) software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5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How to Protect the Inside?" draw:style-name="dp3" draw:master-page-name="Default" presentation:presentation-page-layout-name="AL2T1">
        <draw:frame presentation:style-name="pr7" draw:text-style-name="P2" draw:layer="layout" svg:width="13.926cm" svg:height="2.969cm" svg:x="1.693cm" svg:y="1.693cm" presentation:class="title" presentation:user-transformed="true">
          <draw:text-box>
            <text:p text:style-name="P11">How to Protect the Inside?</text:p>
          </draw:text-box>
        </draw:frame>
        <draw:frame presentation:style-name="pr11" draw:text-style-name="P10" draw:layer="layout" svg:width="24.973cm" svg:height="11.938cm" svg:x="1.692cm" svg:y="5.079cm" presentation:class="outline" presentation:user-transformed="true">
          <draw:text-box>
            <text:list text:style-name="L3">
              <text:list-item>
                <text:p text:style-name="P12">Anti-virus helps, but will not catch newest viruses, hackers, or information theft</text:p>
              </text:list-item>
            </text:list>
            <text:list text:style-name="L3">
              <text:list-item>
                <text:p text:style-name="P12">Intrusion detection helps, but may not catch newest viruses, skillful hackers, or information theft</text:p>
              </text:list-item>
            </text:list>
            <text:list text:style-name="L3">
              <text:list-item>
                <text:list>
                  <text:list-item>
                    <text:p text:style-name="P13">Intrusion prevention cannot be automatic in critical systems, because false alarms cause downtime, and manual intervention is too slow</text:p>
                  </text:list-item>
                </text:list>
              </text:list-item>
            </text:list>
            <text:list text:style-name="L3">
              <text:list-item>
                <text:p text:style-name="P12">Automatic system management (e.g. quick upgrade installation) helps, but fixes cannot be installed before they are available</text:p>
              </text:list-item>
            </text:list>
            <text:list text:style-name="L3">
              <text:list-item>
                <text:p text:style-name="P12">The answer is proactive prevention:</text:p>
              </text:list-item>
            </text:list>
            <text:list text:style-name="L3">
              <text:list-item>
                <text:list>
                  <text:list-item>
                    <text:p text:style-name="P13">Prevent attacks against protocols (encryp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Close all application ports (tunnel, and then use host firewall to close all other por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Use less common operating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Limit exposure and access in case something is compromised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6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Another Look at Protection" draw:style-name="dp3" draw:master-page-name="Default" presentation:presentation-page-layout-name="AL2T1">
        <draw:frame presentation:style-name="pr7" draw:text-style-name="P2" draw:layer="layout" svg:width="13.926cm" svg:height="2.969cm" svg:x="1.693cm" svg:y="1.693cm" presentation:class="title" presentation:user-transformed="true">
          <draw:text-box>
            <text:p text:style-name="P11">Another Look at Protection</text:p>
          </draw:text-box>
        </draw:frame>
        <draw:frame presentation:style-name="pr12" draw:text-style-name="P10" draw:layer="layout" svg:width="24.973cm" svg:height="12.132cm" svg:x="1.692cm" svg:y="5.079cm" presentation:class="outline" presentation:user-transformed="true">
          <draw:text-box>
            <text:list text:style-name="L3">
              <text:list-item>
                <text:p text:style-name="P12">Detecting attacks and reacting to them is not enough</text:p>
              </text:list-item>
            </text:list>
            <text:list text:style-name="L3">
              <text:list-item>
                <text:list>
                  <text:list-item>
                    <text:p text:style-name="P13">Will not catch new threa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Human mediation is too slow, automatic mediation causes too much downtime due to false alarms</text:p>
                  </text:list-item>
                </text:list>
              </text:list-item>
            </text:list>
            <text:list text:style-name="L3">
              <text:list-item>
                <text:p text:style-name="P12">Attacks must be prevented in the first place, and their scope limited</text:p>
              </text:list-item>
            </text:list>
            <text:list text:style-name="L3">
              <text:list-item>
                <text:list>
                  <text:list-item>
                    <text:p text:style-name="P13">Minimize the probability of any attack vector being available (minimize number of protocols, minimize number of code instances that process the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Minimize the amount of code that can receive data from the net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Ensure integrity of protocols, eliminating attacks where data is inserted to existing application stream (many proprietary protocol implementations are quite buggy and contain vulnerabilities when given malformed dat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Use established technologies that have weathered years of public scrutiny and have withstood attacks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7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Heterogeneous Environments" draw:style-name="dp3" draw:master-page-name="Default" presentation:presentation-page-layout-name="AL2T1">
        <draw:frame presentation:style-name="pr13" draw:text-style-name="P2" draw:layer="layout" svg:width="15.452cm" svg:height="1.127cm" svg:x="1.693cm" svg:y="2.612cm" presentation:class="title" presentation:user-transformed="true">
          <draw:text-box>
            <text:p text:style-name="P11">Heterogeneous Environments</text:p>
          </draw:text-box>
        </draw:frame>
        <draw:frame presentation:style-name="pr14" draw:text-style-name="P10" draw:layer="layout" svg:width="24.973cm" svg:height="6.408cm" svg:x="1.692cm" svg:y="5.079cm" presentation:class="outline" presentation:user-transformed="true">
          <draw:text-box>
            <text:list text:style-name="L3">
              <text:list-item>
                <text:p text:style-name="P12">Today’s IT environments are becoming more diverse</text:p>
              </text:list-item>
            </text:list>
            <text:list text:style-name="L3">
              <text:list-item>
                <text:p text:style-name="P12">High interaction between OS and applications</text:p>
              </text:list-item>
            </text:list>
            <text:list text:style-name="L3">
              <text:list-item>
                <text:p text:style-name="P12">Linux interacts with Windows, Windows interacts with Unix, etc.</text:p>
              </text:list-item>
            </text:list>
            <text:list text:style-name="L3">
              <text:list-item>
                <text:p text:style-name="P12">Security needs to be a top priority no matter what application, OS, etc.</text:p>
              </text:list-item>
            </text:list>
            <text:list text:style-name="L3">
              <text:list-item>
                <text:p text:style-name="P12">Find solutions that can be easily placed in heterogeneous environments</text:p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8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Scalability to Large Environments" draw:style-name="dp3" draw:master-page-name="Default" presentation:presentation-page-layout-name="AL2T1">
        <draw:frame presentation:style-name="pr7" draw:text-style-name="P2" draw:layer="layout" svg:width="16.087cm" svg:height="2.969cm" svg:x="1.692cm" svg:y="1.693cm" presentation:class="title" presentation:user-transformed="true">
          <draw:text-box>
            <text:p text:style-name="P11">Scalability to Large Environments</text:p>
          </draw:text-box>
        </draw:frame>
        <draw:frame presentation:style-name="pr15" draw:text-style-name="P10" draw:layer="layout" svg:width="24.973cm" svg:height="13.486cm" svg:x="1.692cm" svg:y="5.079cm" presentation:class="outline" presentation:user-transformed="true">
          <draw:text-box>
            <text:list text:style-name="L3">
              <text:list-item>
                <text:p text:style-name="P12">Large enterprises have thousands of servers, thousands of applications, and tens of thousands or more workstations</text:p>
              </text:list-item>
            </text:list>
            <text:list text:style-name="L3">
              <text:list-item>
                <text:p text:style-name="P12">Large systems are heterogeneous: Windows, Unix/Linux, mainframe, retail terminals, etc.</text:p>
              </text:list-item>
            </text:list>
            <text:list text:style-name="L3">
              <text:list-item>
                <text:p text:style-name="P12">Cost control is critical for large environments</text:p>
              </text:list-item>
            </text:list>
            <text:list text:style-name="L3">
              <text:list-item>
                <text:list>
                  <text:list-item>
                    <text:p text:style-name="P13">Ongoing maintenance and management costs (labo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User training and troubleshooting costs (labo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Auditability and policy control (complian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ftware installation and upgrades for all platforms (labo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Dealing with complexity of the overall environ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Keeping security as independent (orthogonal) as possible to the applica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Ability to add encryption to existing applications without modific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Practical scalability to the numbers of servers and clients found in those environ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Integration to enterprise public key infrastructure and identity management solutions (existing investment, existing processes)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9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Enterprise Linux Policy Guidelines" draw:style-name="dp3" draw:master-page-name="Default" presentation:presentation-page-layout-name="AL2T1">
        <draw:frame presentation:style-name="pr16" draw:text-style-name="P2" draw:layer="layout" svg:width="19.055cm" svg:height="2.965cm" svg:x="1.692cm" svg:y="1.693cm" presentation:class="title" presentation:user-transformed="true">
          <draw:text-box>
            <text:p text:style-name="P11"><text:span text:style-name="T5">Enterprise Linux Policy Guidelines</text:span></text:p>
          </draw:text-box>
        </draw:frame>
        <draw:frame presentation:style-name="pr17" draw:text-style-name="P10" draw:layer="layout" svg:width="24.968cm" svg:height="11.846cm" svg:x="1.693cm" svg:y="5.079cm" presentation:class="outline" presentation:user-transformed="true">
          <draw:text-box>
            <text:list text:style-name="L3">
              <text:list-item>
                <text:p text:style-name="P12"><text:span text:style-name="T5">Layered approach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Deploy security at each lay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reate secure defaults and fail safes </text:span></text:p>
              </text:list-item>
            </text:list>
            <text:list text:style-name="L3">
              <text:list-item>
                <text:p text:style-name="P12"><text:span text:style-name="T5">Maintain consistent security updates</text:span></text:p>
              </text:list-item>
            </text:list>
            <text:list text:style-name="L3">
              <text:list-item>
                <text:p text:style-name="P12"><text:span text:style-name="T5">Use the least privilege principle when creating policies</text:span></text:p>
              </text:list-item>
            </text:list>
            <text:list text:style-name="L3">
              <text:list-item>
                <text:p text:style-name="P12"><text:span text:style-name="T5">Assume untrusted input</text:span></text:p>
              </text:list-item>
            </text:list>
            <text:list text:style-name="L3">
              <text:list-item>
                <text:p text:style-name="P12"><text:span text:style-name="T5">Assume untrusted networks</text:span></text:p>
              </text:list-item>
            </text:list>
          </draw:text-box>
        </draw:frame>
        <presentation:notes draw:style-name="dp5">
          <draw:page-thumbnail draw:layer="layout" svg:width="13.988cm" svg:height="9.684cm" svg:x="2.522cm" svg:y="1.936cm" draw:page-number="10"/>
          <draw:frame presentation:style-name="pr18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Enterprise Linux Security Applications" draw:style-name="dp3" draw:master-page-name="Default" presentation:presentation-page-layout-name="AL2T1">
        <draw:frame presentation:style-name="pr16" draw:text-style-name="P2" draw:layer="layout" svg:width="18.843cm" svg:height="2.965cm" svg:x="1.692cm" svg:y="1.693cm" presentation:class="title" presentation:user-transformed="true">
          <draw:text-box>
            <text:p text:style-name="P11"><text:span text:style-name="T5">Enterprise Linux Security Applications</text:span></text:p>
          </draw:text-box>
        </draw:frame>
        <draw:frame presentation:style-name="pr17" draw:text-style-name="P10" draw:layer="layout" svg:width="24.968cm" svg:height="11.846cm" svg:x="1.693cm" svg:y="5.079cm" presentation:class="outline" presentation:user-transformed="true">
          <draw:text-box>
            <text:list text:style-name="L3">
              <text:list-item>
                <text:p text:style-name="P12"><text:span text:style-name="T5">Privacy and Data Integrity</text:span></text:p>
              </text:list-item>
            </text:list>
            <text:list text:style-name="L3">
              <text:list-item>
                <text:p text:style-name="P12"><text:span text:style-name="T5">The 3 A’s of Data Security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Authent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Authorization/Access Contro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Auditin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Intrusion Detection</text:span></text:p>
              </text:list-item>
            </text:list>
            <text:list text:style-name="L3">
              <text:list-item>
                <text:p text:style-name="P12"><text:span text:style-name="T5">Security Updates</text:span></text:p>
              </text:list-item>
            </text:list>
          </draw:text-box>
        </draw:frame>
        <presentation:notes draw:style-name="dp5">
          <draw:page-thumbnail draw:layer="layout" svg:width="13.988cm" svg:height="9.684cm" svg:x="2.522cm" svg:y="1.936cm" draw:page-number="11"/>
          <draw:frame presentation:style-name="pr18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Security Alerts" draw:style-name="dp3" draw:master-page-name="Default" presentation:presentation-page-layout-name="AL2T1">
        <draw:frame presentation:style-name="pr16" draw:text-style-name="P2" draw:layer="layout" svg:width="13.922cm" svg:height="2.965cm" svg:x="1.693cm" svg:y="1.693cm" presentation:class="title" presentation:user-transformed="true">
          <draw:text-box>
            <text:p text:style-name="P11"><text:span text:style-name="T5">Security Alerts</text:span></text:p>
          </draw:text-box>
        </draw:frame>
        <draw:frame presentation:style-name="pr17" draw:text-style-name="P10" draw:layer="layout" svg:width="24.968cm" svg:height="11.846cm" svg:x="1.693cm" svg:y="5.079cm" presentation:class="outline" presentation:user-transformed="true">
          <draw:text-box>
            <text:list text:style-name="L3">
              <text:list-item>
                <text:p text:style-name="P12"><text:span text:style-name="T5">Keep up with the time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BUGTRAQ, full-disclos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CERT, SANS top 20, C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Security Updat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Vendors and package maintenance teams release timely security updates (usually with CVE inf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Tools for automated upd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Packages are digitally sign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3.988cm" svg:height="9.684cm" svg:x="2.522cm" svg:y="1.936cm" draw:page-number="12"/>
          <draw:frame presentation:style-name="pr18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The Secure Shell Evolution" draw:style-name="dp3" draw:master-page-name="Default" presentation:presentation-page-layout-name="AL2T1">
        <draw:frame presentation:style-name="pr13" draw:text-style-name="P2" draw:layer="layout" svg:width="13.926cm" svg:height="1.127cm" svg:x="1.693cm" svg:y="2.612cm" presentation:class="title" presentation:user-transformed="true">
          <draw:text-box>
            <text:p text:style-name="P11">The Secure Shell Evolution</text:p>
          </draw:text-box>
        </draw:frame>
        <draw:frame presentation:style-name="pr19" draw:text-style-name="P10" draw:layer="layout" svg:width="24.973cm" svg:height="13.336cm" svg:x="1.692cm" svg:y="5.079cm" presentation:class="outline" presentation:user-transformed="true">
          <draw:text-box>
            <text:list text:style-name="L3">
              <text:list-item>
                <text:p text:style-name="P12"><text:span text:style-name="T6">Not just a Unix tool for securing Telnet sessions</text:span></text:p>
              </text:list-item>
            </text:list>
            <text:list text:style-name="L3">
              <text:list-item>
                <text:p text:style-name="P12"><text:span text:style-name="T6">Widely used for securing file transfers (SFTP), replace unsecured FTP</text:span></text:p>
              </text:list-item>
            </text:list>
            <text:list text:style-name="L3">
              <text:list-item>
                <text:p text:style-name="P12"><text:span text:style-name="T6">Multi-platform support in heterogeneous environments without modifying the existing infrastructure</text:span></text:p>
              </text:list-item>
            </text:list>
            <text:list text:style-name="L3">
              <text:list-item>
                <text:p text:style-name="P12"><text:span text:style-name="T6">Transparent tunneling of network-based applications, including TN3270 for mainframes (SSH Tectia Connector) – no modification to the application itself</text:span></text:p>
              </text:list-item>
            </text:list>
            <text:list text:style-name="L3">
              <text:list-item>
                <text:p text:style-name="P12"><text:span text:style-name="T6">Scalable security solution - thousands of connections per server, thousands of servers under single management system (SSH Tectia Manager)</text:span></text:p>
              </text:list-item>
            </text:list>
            <text:list text:style-name="L3">
              <text:list-item>
                <text:p text:style-name="P12"><text:span text:style-name="T6">Meets regulatory compliance and FIPS mandates</text:span></text:p>
              </text:list-item>
            </text:list>
            <text:list text:style-name="L3">
              <text:list-item>
                <text:p text:style-name="P12"><text:span text:style-name="T6">Time-tested proven technology with robust encryption</text:span></text:p>
              </text:list-item>
            </text:list>
            <text:list text:style-name="L3">
              <text:list-item>
                <text:p text:style-name="P12"><text:span text:style-name="T6">Cost-effective alternative to other technologies (SSL, IPSec VPNs, proprietary file transfer products)</text:span></text:p>
              </text:list-item>
            </text:list>
            <text:list text:style-name="L3">
              <text:list-item>
                <text:p text:style-name="P16"><text:span text:style-name="T6"/></text:p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13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draw:page draw:name="Conclusion" draw:style-name="dp3" draw:master-page-name="Default" presentation:presentation-page-layout-name="AL2T1">
        <draw:frame presentation:style-name="pr7" draw:text-style-name="P2" draw:layer="layout" svg:width="13.926cm" svg:height="2.969cm" svg:x="1.693cm" svg:y="1.693cm" presentation:class="title" presentation:user-transformed="true">
          <draw:text-box>
            <text:p text:style-name="P11">Conclusion</text:p>
          </draw:text-box>
        </draw:frame>
        <draw:frame presentation:style-name="pr20" draw:text-style-name="P10" draw:layer="layout" svg:width="24.973cm" svg:height="7.057cm" svg:x="1.692cm" svg:y="5.08cm" presentation:class="outline" presentation:user-transformed="true">
          <draw:text-box>
            <text:list text:style-name="L3">
              <text:list-item>
                <text:p text:style-name="P12">Perimeter security is no longer effective</text:p>
              </text:list-item>
            </text:list>
            <text:list text:style-name="L3">
              <text:list-item>
                <text:p text:style-name="P12">Regulations mandate stronger security for good reasons</text:p>
              </text:list-item>
            </text:list>
            <text:list text:style-name="L3">
              <text:list-item>
                <text:p text:style-name="P12">Attack prevention and exposure minimization are key</text:p>
              </text:list-item>
            </text:list>
            <text:list text:style-name="L3">
              <text:list-item>
                <text:p text:style-name="P12">Solid technology, excellent alternative to costlier security solutions</text:p>
              </text:list-item>
            </text:list>
            <text:list text:style-name="L3">
              <text:list-item>
                <text:list>
                  <text:list-item>
                    <text:p text:style-name="P13">Secure Shell (SSH) protocol is the open IETF standard for encrypting telnet, ftp, and for tunneling existing applications</text:p>
                  </text:list-item>
                </text:list>
              </text:list-item>
            </text:list>
            <text:list text:style-name="L3">
              <text:list-item>
                <text:p text:style-name="P12">Implement Enterprise-grade security software to reduce TCO on Linux Systems</text:p>
              </text:list-item>
            </text:list>
          </draw:text-box>
        </draw:frame>
        <presentation:notes draw:style-name="dp4">
          <draw:page-thumbnail draw:layer="layout" svg:width="13.992cm" svg:height="9.688cm" svg:x="2.522cm" svg:y="1.936cm" draw:page-number="14"/>
          <draw:frame presentation:style-name="pr6" draw:text-style-name="P5" draw:layer="layout" svg:width="13.961cm" svg:height="11.622cm" svg:x="2.539cm" svg:y="12.263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707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7073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">
            <style:text-properties fo:font-family="Wingdings" style:font-pitch="variable" style:font-charset="x-symbol" fo:color="#007073" fo:font-size="80%"/>
          </text:list-level-style-bullet>
          <text:list-level-style-bullet text:level="2" text:bullet-char="">
            <style:list-level-properties text:space-before="1.309cm"/>
            <style:text-properties fo:font-family="Wingdings" style:font-pitch="variable" style:font-charset="x-symbol" fo:color="#000000" fo:font-size="80%"/>
          </text:list-level-style-bullet>
          <text:list-level-style-bullet text:level="3" text:bullet-char="">
            <style:list-level-properties text:space-before="2.65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097cm" fo:line-height="87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5pt" fo:font-style="normal" fo:text-shadow="none" style:text-underline-style="none" fo:font-weight="normal" style:font-family-asian="'Lucida Sans Unicode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">
            <style:list-level-properties text:min-label-width="0.78cm"/>
            <style:text-properties fo:font-family="Wingdings" style:font-pitch="variable" style:font-charset="x-symbol" fo:color="#007073" fo:font-size="80%"/>
          </text:list-level-style-bullet>
          <text:list-level-style-bullet text:level="2" text:bullet-char="">
            <style:list-level-properties text:space-before="1.314cm" text:min-label-width="0.807cm"/>
            <style:text-properties fo:font-family="Wingdings" style:font-pitch="variable" style:font-charset="x-symbol" fo:color="#000000" fo:font-size="80%"/>
          </text:list-level-style-bullet>
          <text:list-level-style-bullet text:level="3" text:bullet-char="">
            <style:list-level-properties text:space-before="2.65cm" text:min-label-width="0.635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cm" fo:margin-right="0cm" fo:margin-top="0cm" fo:margin-bottom="0.145cm" fo:line-height="87%" fo:text-align="start" text:enable-numbering="true" fo:text-indent="0cm" style:punctuation-wrap="hanging" style:line-break="strict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21cm" fo:margin-right="0cm" fo:margin-top="0cm" fo:margin-bottom="0.132cm" fo:line-height="87%" fo:text-align="start" text:enable-numbering="true" fo:text-indent="0cm" style:punctuation-wrap="hanging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  <style:tab-stop style:position="24.548cm"/>
        </style:tab-stops>
      </style:paragraph-properties>
      <style:text-properties fo:color="#00707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285cm" fo:margin-right="0cm" fo:margin-top="0cm" fo:margin-bottom="0.119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9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cm"/>
          <style:tab-stop style:position="1.9cm"/>
          <style:tab-stop style:position="3.17cm"/>
          <style:tab-stop style:position="4.44cm"/>
          <style:tab-stop style:position="5.71cm"/>
          <style:tab-stop style:position="6.98cm"/>
          <style:tab-stop style:position="8.25cm"/>
          <style:tab-stop style:position="9.52cm"/>
          <style:tab-stop style:position="10.79cm"/>
          <style:tab-stop style:position="12.06cm"/>
          <style:tab-stop style:position="13.33cm"/>
          <style:tab-stop style:position="14.6cm"/>
          <style:tab-stop style:position="15.87cm"/>
          <style:tab-stop style:position="17.14cm"/>
          <style:tab-stop style:position="18.41cm"/>
          <style:tab-stop style:position="19.68cm"/>
          <style:tab-stop style:position="20.95cm"/>
          <style:tab-stop style:position="22.22cm"/>
          <style:tab-stop style:position="23.49cm"/>
          <style:tab-stop style:position="24.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707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7073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">
            <style:text-properties fo:font-family="Wingdings" style:font-pitch="variable" style:font-charset="x-symbol" fo:color="#007073" fo:font-size="80%"/>
          </text:list-level-style-bullet>
          <text:list-level-style-bullet text:level="2" text:bullet-char="">
            <style:list-level-properties text:space-before="1.309cm"/>
            <style:text-properties fo:font-family="Wingdings" style:font-pitch="variable" style:font-charset="x-symbol" fo:color="#000000" fo:font-size="80%"/>
          </text:list-level-style-bullet>
          <text:list-level-style-bullet text:level="3" text:bullet-char="">
            <style:list-level-properties text:space-before="2.65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097cm" fo:line-height="87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5pt" fo:font-style="normal" fo:text-shadow="none" style:text-underline-style="none" fo:font-weight="normal" style:font-family-asian="'Lucida Sans Unicode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">
            <style:list-level-properties text:min-label-width="0.78cm"/>
            <style:text-properties fo:font-family="Wingdings" style:font-pitch="variable" style:font-charset="x-symbol" fo:color="#007073" fo:font-size="80%"/>
          </text:list-level-style-bullet>
          <text:list-level-style-bullet text:level="2" text:bullet-char="">
            <style:list-level-properties text:space-before="1.314cm" text:min-label-width="0.807cm"/>
            <style:text-properties fo:font-family="Wingdings" style:font-pitch="variable" style:font-charset="x-symbol" fo:color="#000000" fo:font-size="80%"/>
          </text:list-level-style-bullet>
          <text:list-level-style-bullet text:level="3" text:bullet-char="">
            <style:list-level-properties text:space-before="2.65cm" text:min-label-width="0.635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cm" fo:margin-right="0cm" fo:margin-top="0cm" fo:margin-bottom="0.145cm" fo:line-height="87%" fo:text-align="start" text:enable-numbering="true" fo:text-indent="0cm" style:punctuation-wrap="hanging" style:line-break="strict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121cm" fo:margin-right="0cm" fo:margin-top="0cm" fo:margin-bottom="0.132cm" fo:line-height="87%" fo:text-align="start" text:enable-numbering="true" fo:text-indent="0cm" style:punctuation-wrap="hanging" style:line-break="strict">
        <style:tab-stops>
          <style:tab-stop style:position="0.418cm"/>
          <style:tab-stop style:position="1.688cm"/>
          <style:tab-stop style:position="2.958cm"/>
          <style:tab-stop style:position="4.228cm"/>
          <style:tab-stop style:position="5.498cm"/>
          <style:tab-stop style:position="6.768cm"/>
          <style:tab-stop style:position="8.038cm"/>
          <style:tab-stop style:position="9.308cm"/>
          <style:tab-stop style:position="10.578cm"/>
          <style:tab-stop style:position="11.848cm"/>
          <style:tab-stop style:position="13.118cm"/>
          <style:tab-stop style:position="14.388cm"/>
          <style:tab-stop style:position="15.658cm"/>
          <style:tab-stop style:position="16.928cm"/>
          <style:tab-stop style:position="18.198cm"/>
          <style:tab-stop style:position="19.468cm"/>
          <style:tab-stop style:position="20.738cm"/>
          <style:tab-stop style:position="22.008cm"/>
          <style:tab-stop style:position="23.278cm"/>
          <style:tab-stop style:position="24.548cm"/>
        </style:tab-stops>
      </style:paragraph-properties>
      <style:text-properties fo:color="#00707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285cm" fo:margin-right="0cm" fo:margin-top="0cm" fo:margin-bottom="0.119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9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cm"/>
          <style:tab-stop style:position="1.9cm"/>
          <style:tab-stop style:position="3.17cm"/>
          <style:tab-stop style:position="4.44cm"/>
          <style:tab-stop style:position="5.71cm"/>
          <style:tab-stop style:position="6.98cm"/>
          <style:tab-stop style:position="8.25cm"/>
          <style:tab-stop style:position="9.52cm"/>
          <style:tab-stop style:position="10.79cm"/>
          <style:tab-stop style:position="12.06cm"/>
          <style:tab-stop style:position="13.33cm"/>
          <style:tab-stop style:position="14.6cm"/>
          <style:tab-stop style:position="15.87cm"/>
          <style:tab-stop style:position="17.14cm"/>
          <style:tab-stop style:position="18.41cm"/>
          <style:tab-stop style:position="19.68cm"/>
          <style:tab-stop style:position="20.95cm"/>
          <style:tab-stop style:position="22.22cm"/>
          <style:tab-stop style:position="23.49cm"/>
          <style:tab-stop style:position="24.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5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visible-area-left="0cm" draw:visible-area-top="0cm" draw:visible-area-width="6.324cm" draw:visible-area-height="7.169cm" draw:ole-draw-aspect="1"/>
    </style:style>
    <style:style style:name="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visible-area-left="0cm" draw:visible-area-top="0cm" draw:visible-area-width="12.592cm" draw:visible-area-height="8.467cm" draw:ole-draw-aspect="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64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32cm" fo:margin-bottom="0cm" fo:line-height="100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writing-mode="lr-tb"/>
    </style:style>
    <style:style style:name="P10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7073" fo:font-family="Arial" style:font-pitch="variable" fo:font-size="6pt" style:font-size-asian="6pt" style:font-size-complex="6pt"/>
    </style:style>
    <style:style style:name="T3" style:family="text">
      <style:text-properties fo:font-family="Arial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font-family="Arial" style:font-pitch="variable" fo:font-size="9pt" fo:font-weight="bold" style:font-family-asian="Arial" style:font-pitch-asian="variable" style:font-size-asian="9pt" style:font-weight-asian="bold" style:font-family-complex="Arial" style:font-pitch-complex="variable" style:font-size-complex="9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66cm" svg:height="4.614cm" svg:x="1.905cm" svg:y="3.63cm" draw:page-number="1"/>
      <draw:page-thumbnail draw:layer="backgroundobjects" svg:width="6.666cm" svg:height="4.614cm" svg:x="10.477cm" svg:y="3.63cm"/>
      <draw:page-thumbnail draw:layer="backgroundobjects" svg:width="6.666cm" svg:height="4.614cm" svg:x="1.905cm" svg:y="10.601cm"/>
      <draw:page-thumbnail draw:layer="backgroundobjects" svg:width="6.666cm" svg:height="4.614cm" svg:x="10.477cm" svg:y="10.601cm"/>
      <draw:page-thumbnail draw:layer="backgroundobjects" svg:width="6.666cm" svg:height="4.614cm" svg:x="1.905cm" svg:y="17.572cm"/>
      <draw:page-thumbnail draw:layer="backgroundobjects" svg:width="6.666cm" svg:height="4.614cm" svg:x="10.477cm" svg:y="17.572cm"/>
      <draw:frame draw:style-name="gr1" draw:text-style-name="P1" draw:layer="backgroundobjects" svg:width="8.266cm" svg:height="1.2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9cm" svg:x="0cm" svg:y="24.52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9cm" svg:x="10.783cm" svg:y="24.529cm" presentation:class="page-number">
        <draw:text-box>
          <text:p text:style-name="P2"><text:span text:style-name="T1"><text:page-number>14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7.517cm" svg:height="4.701cm" svg:x="0cm" svg:y="0cm">
        <draw:image xlink:href="Pictures/1000000000000463000000C003E6792B.jpg" xlink:type="simple" xlink:show="embed" xlink:actuate="onLoad">
          <text:p/>
        </draw:image>
      </draw:frame>
      <draw:frame presentation:style-name="Default-title" draw:layer="backgroundobjects" svg:width="13.922cm" svg:height="2.965cm" svg:x="1.693cm" svg:y="1.693cm" presentation:class="title" presentation:placeholder="true">
        <draw:text-box/>
      </draw:frame>
      <draw:frame presentation:style-name="Default-outline1" draw:layer="backgroundobjects" svg:width="24.968cm" svg:height="11.846cm" svg:x="1.693cm" svg:y="5.079cm" presentation:class="outline" presentation:placeholder="true">
        <draw:text-box/>
      </draw:frame>
      <draw:custom-shape draw:style-name="gr4" draw:text-style-name="P5" draw:layer="backgroundobjects" svg:width="11.007cm" svg:height="0.503cm" svg:x="1.693cm" svg:y="18.115cm">
        <text:p text:style-name="P4"><text:span text:style-name="T2">COPYRIGHT © 2007 SSH COMMUNICATIONS SECURITY CORP. ALL RIGHTS RESERVED.</text:span></text:p>
        <draw:enhanced-geometry svg:viewBox="0 0 21600 21600" draw:type="mso-spt202" draw:enhanced-path="M 0 0 L 21600 0 21600 21600 0 21600 0 0 Z N"/>
      </draw:custom-shape>
      <draw:custom-shape draw:style-name="gr5" draw:text-style-name="P5" draw:layer="backgroundobjects" svg:width="1.147cm" svg:height="0.635cm" svg:x="25.748cm" svg:y="18.058cm">
        <text:p text:style-name="P6"><text:span text:style-name="T3"><text:page-number>14</text:page-number></text:span></text:p>
        <draw:enhanced-geometry svg:viewBox="0 0 21600 21600" draw:type="rectangle" draw:enhanced-path="M 0 0 L 21600 0 21600 21600 0 21600 0 0 Z N"/>
      </draw:custom-shape>
      <draw:frame draw:style-name="gr6" draw:layer="backgroundobjects" svg:width="2.416cm" svg:height="2.738cm" svg:x="23.901cm" svg:y="15.624cm">
        <draw:object-ole draw:class-id="11943940-36DE-11CF-953e-00c0a84029e9" xlink:href="./Object 1" xlink:type="simple" xlink:show="embed" xlink:actuate="onLoad"/>
        <draw:image xlink:href="./ObjectReplacements/Object 1" xlink:type="simple" xlink:show="embed" xlink:actuate="onLoad"/>
      </draw:frame>
      <draw:custom-shape draw:style-name="gr5" draw:text-style-name="P5" draw:layer="backgroundobjects" svg:width="9.935cm" svg:height="0.6cm" svg:x="13.485cm" svg:y="17.877cm">
        <text:p text:style-name="P7"><text:span text:style-name="T3"><presentation:footer/>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7" draw:text-style-name="P8" draw:layer="backgroundobjects" svg:width="19.05cm" svg:height="25.82cm" svg:x="0cm" svg:y="0cm">
          <text:p/>
        </draw:rect>
        <draw:custom-shape draw:style-name="gr8" draw:text-style-name="P5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9" draw:layer="backgroundobjects" svg:width="8.246cm" svg:height="1.289cm" svg:x="0cm" svg:y="0cm" presentation:class="header">
          <draw:text-box>
            <text:p text:style-name="P9"><text:span text:style-name="T4"><presentation:header/></text:span></text:p>
          </draw:text-box>
        </draw:frame>
        <draw:frame presentation:style-name="pr2" draw:text-style-name="P10" draw:layer="backgroundobjects" svg:width="8.246cm" svg:height="1.289cm" svg:x="10.795cm" svg:y="0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Default-title" draw:layer="backgroundobjects" svg:width="13.979cm" svg:height="9.685cm" svg:x="2.526cm" svg:y="1.936cm" presentation:class="page"/>
        <draw:frame presentation:style-name="Default-notes" draw:layer="backgroundobjects" svg:width="13.961cm" svg:height="11.621cm" svg:x="2.539cm" svg:y="12.263cm" presentation:class="notes" presentation:placeholder="true">
          <draw:text-box/>
        </draw:frame>
        <draw:frame presentation:style-name="pr3" draw:text-style-name="P9" draw:layer="backgroundobjects" svg:width="8.246cm" svg:height="1.289cm" svg:x="0cm" svg:y="24.53cm" presentation:class="footer">
          <draw:text-box>
            <text:p text:style-name="P9"><text:span text:style-name="T4"><presentation:footer/></text:span></text:p>
          </draw:text-box>
        </draw:frame>
        <draw:frame presentation:style-name="pr4" draw:text-style-name="P10" draw:layer="backgroundobjects" svg:width="8.246cm" svg:height="1.289cm" svg:x="10.795cm" svg:y="24.53cm" presentation:class="page-number">
          <draw:text-box>
            <text:p text:style-name="P10"><text:span text:style-name="T4"><text:page-number>14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7.517cm" svg:height="18.94cm" svg:x="0cm" svg:y="0.11cm">
        <draw:image xlink:href="Pictures/100000000000046300000305A0F9D92D.jpg" xlink:type="simple" xlink:show="embed" xlink:actuate="onLoad">
          <text:p/>
        </draw:image>
      </draw:frame>
      <draw:frame presentation:style-name="Title1-title" draw:layer="backgroundobjects" svg:width="25.814cm" svg:height="3.591cm" svg:x="0.847cm" svg:y="8.642cm" presentation:class="title" presentation:placeholder="true">
        <draw:text-box/>
      </draw:frame>
      <draw:frame presentation:style-name="pr5" draw:text-style-name="P10" draw:layer="backgroundobjects" svg:width="1.138cm" svg:height="0.642cm" svg:x="25.523cm" svg:y="17.991cm" presentation:class="page-number">
        <draw:text-box>
          <text:p text:style-name="P10"><text:span text:style-name="T5"><text:page-number>14</text:page-number></text:span></text:p>
        </draw:text-box>
      </draw:frame>
      <draw:custom-shape draw:style-name="gr4" draw:text-style-name="P5" draw:layer="backgroundobjects" svg:width="10.16cm" svg:height="0.503cm" svg:x="1.693cm" svg:y="18.115cm">
        <text:p text:style-name="P4"><text:span text:style-name="T2">COPYRIGHT © 2007 SSH COMMUNICATIONS SECURITY CORP. ALL RIGHTS RESERVED.</text:span></text:p>
        <draw:enhanced-geometry svg:viewBox="0 0 21600 21600" draw:type="mso-spt202" draw:enhanced-path="M 0 0 L 21600 0 21600 21600 0 21600 0 0 Z N"/>
      </draw:custom-shape>
      <draw:frame draw:style-name="gr3" draw:text-style-name="P3" draw:layer="backgroundobjects" svg:width="5.671cm" svg:height="3.298cm" svg:x="21.03cm" svg:y="0.688cm">
        <draw:image xlink:href="Pictures/1000000000000190000000E86A82C726.jpg" xlink:type="simple" xlink:show="embed" xlink:actuate="onLoad">
          <text:p/>
        </draw:image>
      </draw:frame>
      <draw:custom-shape draw:style-name="gr5" draw:text-style-name="P5" draw:layer="backgroundobjects" svg:width="11.518cm" svg:height="0.635cm" svg:x="13.67cm" svg:y="17.992cm">
        <text:p text:style-name="P7"><text:span text:style-name="T3"><presentation:footer/></text:span></text:p>
        <draw:enhanced-geometry svg:viewBox="0 0 21600 21600" draw:type="rectangle" draw:enhanced-path="M 0 0 L 21600 0 21600 21600 0 21600 0 0 Z N"/>
      </draw:custom-shape>
      <draw:frame draw:style-name="gr9" draw:layer="backgroundobjects" svg:width="11.315cm" svg:height="7.611cm" svg:x="8.299cm" svg:y="0.939cm">
        <draw:object-ole draw:class-id="11943940-36DE-11CF-953e-00c0a84029e9" xlink:href="./Object 2" xlink:type="simple" xlink:show="embed" xlink:actuate="onLoad"/>
        <draw:image xlink:href="./ObjectReplacements/Object 2" xlink:type="simple" xlink:show="embed" xlink:actuate="onLoad"/>
      </draw:frame>
      <draw:frame presentation:style-name="Title1-outline1" draw:layer="backgroundobjects" svg:width="24.76cm" svg:height="12.569cm" svg:x="1.376cm" svg:y="4.458cm" presentation:class="outline" presentation:placeholder="true">
        <draw:text-box/>
      </draw:frame>
      <presentation:notes style:page-layout-name="PM0">
        <draw:rect draw:style-name="gr7" draw:text-style-name="P8" draw:layer="backgroundobjects" svg:width="19.05cm" svg:height="25.82cm" svg:x="0cm" svg:y="0cm">
          <text:p/>
        </draw:rect>
        <draw:custom-shape draw:style-name="gr8" draw:text-style-name="P5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9" draw:layer="backgroundobjects" svg:width="8.246cm" svg:height="1.289cm" svg:x="0cm" svg:y="0cm" presentation:class="header">
          <draw:text-box>
            <text:p text:style-name="P9"><text:span text:style-name="T4"><presentation:header/></text:span></text:p>
          </draw:text-box>
        </draw:frame>
        <draw:frame presentation:style-name="pr7" draw:text-style-name="P10" draw:layer="backgroundobjects" svg:width="8.246cm" svg:height="1.289cm" svg:x="10.795cm" svg:y="0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Title1-title" draw:layer="backgroundobjects" svg:width="13.979cm" svg:height="9.685cm" svg:x="2.526cm" svg:y="1.936cm" presentation:class="page"/>
        <draw:frame presentation:style-name="Title1-notes" draw:layer="backgroundobjects" svg:width="13.961cm" svg:height="11.621cm" svg:x="2.539cm" svg:y="12.263cm" presentation:class="notes" presentation:placeholder="true">
          <draw:text-box/>
        </draw:frame>
        <draw:frame presentation:style-name="pr8" draw:text-style-name="P9" draw:layer="backgroundobjects" svg:width="8.246cm" svg:height="1.289cm" svg:x="0cm" svg:y="24.53cm" presentation:class="footer">
          <draw:text-box>
            <text:p text:style-name="P9"><text:span text:style-name="T4"><presentation:footer/></text:span></text:p>
          </draw:text-box>
        </draw:frame>
        <draw:frame presentation:style-name="pr9" draw:text-style-name="P10" draw:layer="backgroundobjects" svg:width="8.246cm" svg:height="1.289cm" svg:x="10.795cm" svg:y="24.53cm" presentation:class="page-number">
          <draw:text-box>
            <text:p text:style-name="P10"><text:span text:style-name="T4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Defense in Depth</dc:title>
    <meta:creation-date>2007-02-10T09:47:52</meta:creation-date>
    <dc:date>2007-02-11T10:15:36</dc:date>
    <meta:print-date>2007-02-09T11:13:32</meta:print-date>
    <dc:language>en-US</dc:language>
    <meta:editing-cycles>18</meta:editing-cycles>
    <meta:editing-duration>P1DT5H37M10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